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1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 office:value-type="string">
            <text:p>pubmed ID</text:p>
          </table:table-cell>
          <table:table-cell table:style-name="ce4" office:value-type="string">
            <text:p>annotations</text:p>
          </table:table-cell>
        </table:table-row>
        <table:table-row table:style-name="ro1">
          <table:table-cell table:style-name="ce2"/>
          <table:table-cell office:value-type="float" office:value="18029348">
            <text:p>18029348</text:p>
          </table:table-cell>
          <table:table-cell office:value-type="float" office:value="7946">
            <text:p>7946</text:p>
          </table:table-cell>
        </table:table-row>
        <table:table-row table:style-name="ro1">
          <table:table-cell table:style-name="ce2"/>
          <table:table-cell office:value-type="float" office:value="16823372">
            <text:p>16823372</text:p>
          </table:table-cell>
          <table:table-cell office:value-type="float" office:value="6560">
            <text:p>6560</text:p>
          </table:table-cell>
        </table:table-row>
        <table:table-row table:style-name="ro1">
          <table:table-cell/>
          <table:table-cell office:value-type="float" office:value="14551910">
            <text:p>14551910</text:p>
          </table:table-cell>
          <table:table-cell office:value-type="float" office:value="5598">
            <text:p>5598</text:p>
          </table:table-cell>
        </table:table-row>
        <table:table-row table:style-name="ro1">
          <table:table-cell table:style-name="ce2"/>
          <table:table-cell office:value-type="float" office:value="17417969">
            <text:p>17417969</text:p>
          </table:table-cell>
          <table:table-cell office:value-type="float" office:value="4742">
            <text:p>4742</text:p>
          </table:table-cell>
        </table:table-row>
        <table:table-row table:style-name="ro1">
          <table:table-cell/>
          <table:table-cell office:value-type="float" office:value="18614015">
            <text:p>18614015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/>
          <table:table-cell office:value-type="float" office:value="12529635">
            <text:p>12529635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/>
          <table:table-cell office:value-type="float" office:value="14562095">
            <text:p>1456209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/>
          <table:table-cell office:value-type="float" office:value="15791247">
            <text:p>15791247</text:p>
          </table:table-cell>
          <table:table-cell office:value-type="float" office:value="1474">
            <text:p>1474</text:p>
          </table:table-cell>
        </table:table-row>
        <table:table-row table:style-name="ro1">
          <table:table-cell/>
          <table:table-cell office:value-type="float" office:value="15489339">
            <text:p>15489339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table:style-name="ce2"/>
          <table:table-cell office:value-type="float" office:value="15525680">
            <text:p>15525680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/>
          <table:table-cell office:value-type="float" office:value="18431481">
            <text:p>18431481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/>
          <table:table-cell office:value-type="float" office:value="14651853">
            <text:p>14651853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table:style-name="ce2"/>
          <table:table-cell office:value-type="float" office:value="17317660">
            <text:p>17317660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/>
          <table:table-cell office:value-type="float" office:value="21166475">
            <text:p>21166475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/>
          <table:table-cell office:value-type="float" office:value="20061580">
            <text:p>20061580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/>
          <table:table-cell office:value-type="float" office:value="11231151">
            <text:p>11231151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/>
          <table:table-cell office:value-type="float" office:value="16823961">
            <text:p>16823961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/>
          <table:table-cell office:value-type="float" office:value="20706207">
            <text:p>2070620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/>
          <table:table-cell office:value-type="float" office:value="12445391">
            <text:p>12445391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/>
          <table:table-cell office:value-type="float" office:value="21533090">
            <text:p>2153309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/>
          <table:table-cell office:value-type="float" office:value="21529718">
            <text:p>21529718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table:style-name="ce2"/>
          <table:table-cell office:value-type="float" office:value="14532352">
            <text:p>14532352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table:style-name="ce2"/>
          <table:table-cell office:value-type="float" office:value="11099033">
            <text:p>11099033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/>
          <table:table-cell office:value-type="float" office:value="20419786">
            <text:p>20419786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/>
          <table:table-cell office:value-type="float" office:value="17704769">
            <text:p>17704769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table:style-name="ce2"/>
          <table:table-cell office:value-type="float" office:value="12529643">
            <text:p>12529643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/>
          <table:table-cell office:value-type="float" office:value="16429126">
            <text:p>16429126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/>
          <table:table-cell office:value-type="float" office:value="15028209">
            <text:p>15028209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/>
          <table:table-cell office:value-type="float" office:value="12657046">
            <text:p>12657046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/>
          <table:table-cell office:value-type="float" office:value="17432890">
            <text:p>17432890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/>
          <table:table-cell office:value-type="float" office:value="16845399">
            <text:p>16845399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/>
          <table:table-cell office:value-type="float" office:value="16618929">
            <text:p>16618929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table:style-name="ce2"/>
          <table:table-cell office:value-type="float" office:value="14576278">
            <text:p>14576278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table:style-name="ce2"/>
          <table:table-cell office:value-type="float" office:value="11099034">
            <text:p>11099034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/>
          <table:table-cell office:value-type="float" office:value="16189514">
            <text:p>16189514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/>
          <table:table-cell office:value-type="float" office:value="11256614">
            <text:p>11256614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18433294">
            <text:p>18433294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17644812">
            <text:p>1764481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16989802">
            <text:p>1698980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17151019">
            <text:p>17151019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/>
          <table:table-cell office:value-type="float" office:value="18981222">
            <text:p>18981222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/>
          <table:table-cell office:value-type="float" office:value="14671022">
            <text:p>14671022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table:style-name="ce2"/>
          <table:table-cell office:value-type="float" office:value="15539469">
            <text:p>15539469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table:style-name="ce2"/>
          <table:table-cell office:value-type="float" office:value="18757743">
            <text:p>18757743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table:style-name="ce2"/>
          <table:table-cell office:value-type="float" office:value="12865426">
            <text:p>1286542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/>
          <table:table-cell office:value-type="float" office:value="17182846">
            <text:p>17182846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float" office:value="16507136">
            <text:p>1650713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table:style-name="ce2"/>
          <table:table-cell office:value-type="float" office:value="14527345">
            <text:p>14527345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table:style-name="ce2"/>
          <table:table-cell office:value-type="float" office:value="20422638">
            <text:p>20422638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float" office:value="16336044">
            <text:p>16336044</text:p>
          </table:table-cell>
          <table:table-cell office:value-type="float" office:value="329">
            <text:p>329</text:p>
          </table:table-cell>
        </table:table-row>
        <table:table-row table:style-name="ro1" table:number-rows-repeated="6548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4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0T14:38:56</dc:date>
    <dc:creator>Iddo Friedberg</dc:creator>
    <meta:generator>LibreOffice/3.4$Unix LibreOffice_project/340m1$Build-402</meta:generator>
    <meta:editing-duration>PT54M9S</meta:editing-duration>
    <meta:editing-cycles>3</meta:editing-cycles>
    <meta:document-statistic meta:table-count="1" meta:cell-count="102" meta:object-count="0"/>
  </office:meta>
</office:document-meta>
</file>